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Heading 1</text:span><text:span text:style-name="T1"/></text:h>
      <text:h text:style-name="Heading_20_2" text:outline-level="2"><text:span text:style-name="T1">Heading 2</text:span><text:span text:style-name="T1"/></text:h>
      <text:p text:style-name="Standard"><text:span text:style-name="T1">This is a test document in the “Orange” theme.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aa610d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lor-theme-reference loext:type="accent1">
          <loext:transformation loext:type="shade" loext:value="2539"/>
        </loext:char-color-theme-reference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aa610d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lor-theme-reference loext:type="accent1">
          <loext:transformation loext:type="shade" loext:value="2539"/>
        </loext:char-color-theme-reference>
      </style:text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aa610d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lor-theme-reference loext:type="accent1">
          <loext:transformation loext:type="shade" loext:value="2539"/>
        </loext:char-color-theme-reference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aa610d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lor-theme-reference loext:type="accent1">
          <loext:transformation loext:type="shade" loext:value="2539"/>
        </loext:char-color-theme-reference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color-table loext:name="Orange">
        <loext:color loext:name="dk1" loext:color="#000000"/>
        <loext:color loext:name="lt1" loext:color="#ffffff"/>
        <loext:color loext:name="dk2" loext:color="#637052"/>
        <loext:color loext:name="lt2" loext:color="#ccddea"/>
        <loext:color loext:name="accent1" loext:color="#e48312"/>
        <loext:color loext:name="accent2" loext:color="#bd582c"/>
        <loext:color loext:name="accent3" loext:color="#865640"/>
        <loext:color loext:name="accent4" loext:color="#9b8357"/>
        <loext:color loext:name="accent5" loext:color="#c2bc80"/>
        <loext:color loext:name="accent6" loext:color="#94a088"/>
        <loext:color loext:name="hlink" loext:color="#2998e3"/>
        <loext:color loext:name="folHlink" loext:color="#8c8c8c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n Holesovsky</meta:initial-creator>
    <meta:editing-cycles>4</meta:editing-cycles>
    <meta:creation-date>2021-04-01T13:52:00</meta:creation-date>
    <dc:date>2023-01-28T10:19:31.994392113</dc:date>
    <meta:editing-duration>PT3M56S</meta:editing-duration>
    <meta:generator>LibreOfficeDev/7.6.0.0.alpha0$Linux_X86_64 LibreOffice_project/76a25aa1233d3c830480a177de867ec952ce48dc</meta:generator>
    <meta:document-statistic meta:table-count="0" meta:image-count="0" meta:object-count="0" meta:page-count="1" meta:paragraph-count="3" meta:word-count="13" meta:character-count="64" meta:non-whitespace-character-count="54"/>
    <meta:user-defined meta:name="AppVersion">16.0000</meta:user-defined>
    <meta:template xlink:type="simple" xlink:actuate="onRequest" xlink:title="Normal" xlink:href=""/>
  </office:meta>
</office:document-meta>
</file>